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>Server</text:span> :- PC</text:p>
      <text:p text:style-name="Standard"><text:span text:style-name="T1">Client</text:span> <text:s/>:- Board</text:p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4] local 192.168.2.5 port 5001 connected with 192.168.2.11 port 55400 </text:p>
      <text:p text:style-name="Standard">[ ID] Interval <text:s text:c="6"/>Transfer <text:s text:c="4"/>Bandwidth </text:p>
      <text:p text:style-name="Standard">[ <text:s/>4] <text:s/>0.0- 1.0 sec <text:s text:c="2"/>382 KBytes <text:s/>3.13 Mbits/sec </text:p>
      <text:p text:style-name="Standard">[ <text:s/>4] <text:s/>1.0- 2.0 sec <text:s/>2.83 KBytes <text:s/>23.2 Kbits/sec </text:p>
      <text:p text:style-name="Standard">[ <text:s/>4] <text:s/>2.0- 3.0 sec <text:s/>0.00 Bytes <text:s/>0.00 bits/sec </text:p>
      <text:p text:style-name="Standard">[ <text:s/>4] <text:s/>3.0- 4.0 sec <text:s/>0.00 Bytes <text:s/>0.00 bits/sec </text:p>
      <text:p text:style-name="Standard">[ <text:s/>4] <text:s/>4.0- 5.0 sec <text:s/>1.41 KBytes <text:s/>11.6 Kbits/sec </text:p>
      <text:p text:style-name="Standard">[ <text:s/>4] <text:s/>5.0- 6.0 sec <text:s text:c="2"/>170 KBytes <text:s/>1.39 Mbits/sec </text:p>
      <text:p text:style-name="Standard">[ <text:s/>4] <text:s/>6.0- 7.0 sec <text:s text:c="2"/>139 KBytes <text:s/>1.14 Mbits/sec </text:p>
      <text:p text:style-name="Standard">[ <text:s/>4] <text:s/>7.0- 8.0 sec <text:s/>45.2 KBytes <text:s text:c="2"/>371 Kbits/sec </text:p>
      <text:p text:style-name="Standard">[ <text:s/>4] <text:s/>8.0- 9.0 sec <text:s/>0.00 Bytes <text:s/>0.00 bits/sec </text:p>
      <text:p text:style-name="Standard">[ <text:s/>4] <text:s/>9.0-10.0 sec <text:s text:c="2"/>110 KBytes <text:s text:c="2"/>904 Kbits/sec </text:p>
      <text:p text:style-name="Standard">[ <text:s/>4] <text:s/>0.0-10.6 sec <text:s text:c="2"/>968 KBytes <text:s text:c="2"/>748 Kbits/sec </text:p>
      <text:p text:style-name="Standard"/>
      <text:p text:style-name="Standard">------------------------------------------------------------ </text:p>
      <text:p text:style-name="Standard">Client connecting to 192.168.2.5,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3] local 192.168.2.11 port 55400 connected with 192.168.2.5 port 5001 </text:p>
      <text:p text:style-name="Standard">[ ID] Interval <text:s text:c="6"/>Transfer <text:s text:c="4"/>Bandwidth </text:p>
      <text:p text:style-name="Standard">[ <text:s/>3] <text:s/>0.0- 1.0 sec <text:s text:c="2"/>536 KBytes <text:s/>4.39 Mbits/sec </text:p>
      <text:p text:style-name="Standard">[ <text:s/>3] <text:s/>1.0- 2.0 sec <text:s/>0.00 Bytes <text:s/>0.00 bits/sec </text:p>
      <text:p text:style-name="Standard">[ <text:s/>3] <text:s/>2.0- 3.0 sec <text:s/>0.00 Bytes <text:s/>0.00 bits/sec </text:p>
      <text:p text:style-name="Standard">[ <text:s/>3] <text:s/>3.0- 4.0 sec <text:s/>0.00 Bytes <text:s/>0.00 bits/sec </text:p>
      <text:p text:style-name="Standard">[ <text:s/>3] <text:s/>4.0- 5.0 sec <text:s/>0.00 Bytes <text:s/>0.00 bits/sec </text:p>
      <text:p text:style-name="Standard">[ <text:s/>3] <text:s/>5.0- 6.0 sec <text:s text:c="2"/>128 KBytes <text:s/>1.05 Mbits/sec </text:p>
      <text:p text:style-name="Standard">[ <text:s/>3] <text:s/>6.0- 7.0 sec <text:s text:c="2"/>176 KBytes <text:s/>1.44 Mbits/sec </text:p>
      <text:p text:style-name="Standard">[ <text:s/>3] <text:s/>7.0- 8.0 sec <text:s/>56.0 KBytes <text:s text:c="2"/>459 Kbits/sec </text:p>
      <text:p text:style-name="Standard">[ <text:s/>3] <text:s/>8.0- 9.0 sec <text:s/>0.00 Bytes <text:s/>0.00 bits/sec </text:p>
      <text:p text:style-name="Standard">[ <text:s/>3] <text:s/>9.0-10.0 sec <text:s/>64.0 KBytes <text:s text:c="2"/>524 Kbits/sec </text:p>
      <text:p text:style-name="Standard">[ <text:s/>3] <text:s/>0.0-10.6 sec <text:s text:c="2"/>968 KBytes <text:s text:c="2"/>747 Kbits/sec</text:p>
      <text:p text:style-name="Standard"/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4] local 192.168.2.5 port 5001 connected with 192.168.2.11 port 55405 </text:p>
      <text:p text:style-name="Standard">[ ID] Interval <text:s text:c="6"/>Transfer <text:s text:c="4"/>Bandwidth </text:p>
      <text:p text:style-name="Standard">[ <text:s/>4] <text:s/>0.0- 1.0 sec <text:s text:c="2"/>560 KBytes <text:s/>4.59 Mbits/sec </text:p>
      <text:p text:style-name="Standard">[ <text:s/>4] <text:s/>1.0- 2.0 sec <text:s text:c="2"/>505 KBytes <text:s/>4.14 Mbits/sec </text:p>
      <text:p text:style-name="Standard">[ <text:s/>4] <text:s/>2.0- 3.0 sec <text:s text:c="2"/>351 KBytes <text:s/>2.87 Mbits/sec </text:p>
      <text:p text:style-name="Standard">[ <text:s/>4] <text:s/>3.0- 4.0 sec <text:s text:c="2"/>455 KBytes <text:s/>3.73 Mbits/sec </text:p>
      <text:p text:style-name="Standard">[ <text:s/>4] <text:s/>4.0- 5.0 sec <text:s text:c="2"/>420 KBytes <text:s/>3.44 Mbits/sec </text:p>
      <text:p text:style-name="Standard"><text:soft-page-break/>[ <text:s/>4] <text:s/>5.0- 6.0 sec <text:s text:c="2"/>474 KBytes <text:s/>3.88 Mbits/sec </text:p>
      <text:p text:style-name="Standard">[ <text:s/>4] <text:s/>6.0- 7.0 sec <text:s text:c="2"/>566 KBytes <text:s/>4.63 Mbits/sec </text:p>
      <text:p text:style-name="Standard">[ <text:s/>4] <text:s/>7.0- 8.0 sec <text:s text:c="2"/>629 KBytes <text:s/>5.15 Mbits/sec </text:p>
      <text:p text:style-name="Standard">[ <text:s/>4] <text:s/>8.0- 9.0 sec <text:s text:c="2"/>409 KBytes <text:s/>3.35 Mbits/sec </text:p>
      <text:p text:style-name="Standard">[ <text:s/>4] <text:s/>9.0-10.0 sec <text:s text:c="2"/>420 KBytes <text:s/>3.44 Mbits/sec </text:p>
      <text:p text:style-name="Standard">[ <text:s/>4] <text:s/>0.0-10.2 sec <text:s/>4.79 MBytes <text:s/>3.93 Mbits/sec </text:p>
      <text:p text:style-name="Standard"/>
      <text:p text:style-name="Standard"/>
      <text:p text:style-name="Standard"/>
      <text:p text:style-name="Standard">------------------------------------------------------------ </text:p>
      <text:p text:style-name="Standard">Client connecting to 192.168.2.5,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3] local 192.168.2.11 port 55405 connected with 192.168.2.5 port 5001 </text:p>
      <text:p text:style-name="Standard">[ ID] Interval <text:s text:c="6"/>Transfer <text:s text:c="4"/>Bandwidth </text:p>
      <text:p text:style-name="Standard">[ <text:s/>3] <text:s/>0.0- 1.0 sec <text:s text:c="2"/>704 KBytes <text:s/>5.77 Mbits/sec </text:p>
      <text:p text:style-name="Standard">[ <text:s/>3] <text:s/>1.0- 2.0 sec <text:s text:c="2"/>464 KBytes <text:s/>3.80 Mbits/sec </text:p>
      <text:p text:style-name="Standard">[ <text:s/>3] <text:s/>2.0- 3.0 sec <text:s text:c="2"/>408 KBytes <text:s/>3.34 Mbits/sec </text:p>
      <text:p text:style-name="Standard">[ <text:s/>3] <text:s/>3.0- 4.0 sec <text:s text:c="2"/>416 KBytes <text:s/>3.41 Mbits/sec </text:p>
      <text:p text:style-name="Standard">[ <text:s/>3] <text:s/>4.0- 5.0 sec <text:s text:c="2"/>464 KBytes <text:s/>3.80 Mbits/sec </text:p>
      <text:p text:style-name="Standard">[ <text:s/>3] <text:s/>5.0- 6.0 sec <text:s text:c="2"/>456 KBytes <text:s/>3.74 Mbits/sec </text:p>
      <text:p text:style-name="Standard">[ <text:s/>3] <text:s/>6.0- 7.0 sec <text:s text:c="2"/>520 KBytes <text:s/>4.26 Mbits/sec </text:p>
      <text:p text:style-name="Standard">[ <text:s/>3] <text:s/>7.0- 8.0 sec <text:s text:c="2"/>648 KBytes <text:s/>5.31 Mbits/sec </text:p>
      <text:p text:style-name="Standard">[ <text:s/>3] <text:s/>8.0- 9.0 sec <text:s text:c="2"/>408 KBytes <text:s/>3.34 Mbits/sec </text:p>
      <text:p text:style-name="Standard">[ <text:s/>3] <text:s/>9.0-10.0 sec <text:s text:c="2"/>408 KBytes <text:s/>3.34 Mbits/sec </text:p>
      <text:p text:style-name="Standard">[ <text:s/>3] <text:s/>0.0-10.2 sec <text:s/>4.79 MBytes <text:s/>3.92 Mbits/sec </text:p>
      <text:p text:style-name="Standard"/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4] local 192.168.2.5 port 5001 connected with 192.168.2.11 port 55406 </text:p>
      <text:p text:style-name="Standard">[ ID] Interval <text:s text:c="6"/>Transfer <text:s text:c="4"/>Bandwidth </text:p>
      <text:p text:style-name="Standard">[ <text:s/>4] <text:s/>0.0- 1.0 sec <text:s text:c="2"/>769 KBytes <text:s/>6.30 Mbits/sec </text:p>
      <text:p text:style-name="Standard">[ <text:s/>4] <text:s/>1.0- 2.0 sec <text:s text:c="2"/>788 KBytes <text:s/>6.45 Mbits/sec </text:p>
      <text:p text:style-name="Standard">[ <text:s/>4] <text:s/>2.0- 3.0 sec <text:s text:c="2"/>807 KBytes <text:s/>6.61 Mbits/sec </text:p>
      <text:p text:style-name="Standard">[ <text:s/>4] <text:s/>3.0- 4.0 sec <text:s text:c="2"/>839 KBytes <text:s/>6.87 Mbits/sec </text:p>
      <text:p text:style-name="Standard">[ <text:s/>4] <text:s/>4.0- 5.0 sec <text:s text:c="2"/>819 KBytes <text:s/>6.71 Mbits/sec </text:p>
      <text:p text:style-name="Standard">[ <text:s/>4] <text:s/>5.0- 6.0 sec <text:s text:c="2"/>777 KBytes <text:s/>6.37 Mbits/sec </text:p>
      <text:p text:style-name="Standard">[ <text:s/>4] <text:s/>6.0- 7.0 sec <text:s text:c="2"/>833 KBytes <text:s/>6.82 Mbits/sec </text:p>
      <text:p text:style-name="Standard">[ <text:s/>4] <text:s/>7.0- 8.0 sec <text:s text:c="2"/>737 KBytes <text:s/>6.04 Mbits/sec </text:p>
      <text:p text:style-name="Standard">[ <text:s/>4] <text:s/>8.0- 9.0 sec <text:s text:c="2"/>685 KBytes <text:s/>5.61 Mbits/sec </text:p>
      <text:p text:style-name="Standard">[ <text:s/>4] <text:s/>9.0-10.0 sec <text:s text:c="2"/>791 KBytes <text:s/>6.48 Mbits/sec </text:p>
      <text:p text:style-name="Standard">[ <text:s/>4] <text:s/>0.0-10.2 sec <text:s/>7.79 MBytes <text:s/>6.44 Mbits/sec </text:p>
      <text:p text:style-name="Standard"/>
      <text:p text:style-name="Standard">------------------------------------------------------------ </text:p>
      <text:p text:style-name="Standard">Client connecting to 192.168.2.5,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3] local 192.168.2.11 port 55406 connected with 192.168.2.5 port 5001 </text:p>
      <text:p text:style-name="Standard">[ ID] Interval <text:s text:c="6"/>Transfer <text:s text:c="4"/>Bandwidth </text:p>
      <text:p text:style-name="Standard"><text:soft-page-break/>[ <text:s/>3] <text:s/>0.0- 1.0 sec <text:s text:c="2"/>904 KBytes <text:s/>7.41 Mbits/sec </text:p>
      <text:p text:style-name="Standard">[ <text:s/>3] <text:s/>1.0- 2.0 sec <text:s text:c="2"/>808 KBytes <text:s/>6.62 Mbits/sec </text:p>
      <text:p text:style-name="Standard">[ <text:s/>3] <text:s/>2.0- 3.0 sec <text:s text:c="2"/>744 KBytes <text:s/>6.09 Mbits/sec </text:p>
      <text:p text:style-name="Standard">[ <text:s/>3] <text:s/>3.0- 4.0 sec <text:s text:c="2"/>864 KBytes <text:s/>7.08 Mbits/sec </text:p>
      <text:p text:style-name="Standard">[ <text:s/>3] <text:s/>4.0- 5.0 sec <text:s text:c="2"/>808 KBytes <text:s/>6.62 Mbits/sec </text:p>
      <text:p text:style-name="Standard">[ <text:s/>3] <text:s/>5.0- 6.0 sec <text:s text:c="2"/>808 KBytes <text:s/>6.62 Mbits/sec </text:p>
      <text:p text:style-name="Standard">[ <text:s/>3] <text:s/>6.0- 7.0 sec <text:s text:c="2"/>808 KBytes <text:s/>6.62 Mbits/sec </text:p>
      <text:p text:style-name="Standard">[ <text:s/>3] <text:s/>7.0- 8.0 sec <text:s text:c="2"/>624 KBytes <text:s/>5.11 Mbits/sec </text:p>
      <text:p text:style-name="Standard">[ <text:s/>3] <text:s/>8.0- 9.0 sec <text:s text:c="2"/>736 KBytes <text:s/>6.03 Mbits/sec </text:p>
      <text:p text:style-name="Standard">[ <text:s/>3] <text:s/>9.0-10.0 sec <text:s text:c="2"/>864 KBytes <text:s/>7.08 Mbits/sec </text:p>
      <text:p text:style-name="Standard">[ <text:s/>3] <text:s/>0.0-10.2 sec <text:s/>7.79 MBytes <text:s/>6.43 Mbits/sec </text:p>
      <text:p text:style-name="Standard"/>
      <text:p text:style-name="Standard">Throughput :- 7.79MB/10s – 6.43Mbs</text:p>
      <text:p text:style-name="P3"/>
      <text:p text:style-name="P2"/>
      <text:p text:style-name="P1"/>
      <text:p text:style-name="Standard"><text:span text:style-name="T1">Server</text:span> :- Board</text:p>
      <text:p text:style-name="Standard"><text:span text:style-name="T1">Client</text:span> <text:s/>:- PC</text:p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4] local 192.168.2.11 port 5001 connected with 192.168.2.5 port 56564 </text:p>
      <text:p text:style-name="Standard">[ ID] Interval <text:s text:c="6"/>Transfer <text:s text:c="4"/>Bandwidth </text:p>
      <text:p text:style-name="Standard">[ <text:s/>4] <text:s/>0.0- 1.0 sec <text:s/>1.79 MBytes <text:s/>15.0 Mbits/sec </text:p>
      <text:p text:style-name="Standard">[ <text:s/>4] <text:s/>1.0- 2.0 sec <text:s/>1.64 MBytes <text:s/>13.7 Mbits/sec </text:p>
      <text:p text:style-name="Standard">[ <text:s/>4] <text:s/>2.0- 3.0 sec <text:s/>1.82 MBytes <text:s/>15.3 Mbits/sec </text:p>
      <text:p text:style-name="Standard">[ <text:s/>4] <text:s/>3.0- 4.0 sec <text:s/>1.98 MBytes <text:s/>16.6 Mbits/sec </text:p>
      <text:p text:style-name="Standard">[ <text:s/>4] <text:s/>4.0- 5.0 sec <text:s/>1.96 MBytes <text:s/>16.4 Mbits/sec </text:p>
      <text:p text:style-name="Standard">[ <text:s/>4] <text:s/>5.0- 6.0 sec <text:s/>1.92 MBytes <text:s/>16.1 Mbits/sec </text:p>
      <text:p text:style-name="Standard">[ <text:s/>4] <text:s/>6.0- 7.0 sec <text:s/>1.66 MBytes <text:s/>13.9 Mbits/sec </text:p>
      <text:p text:style-name="Standard">[ <text:s/>4] <text:s/>7.0- 8.0 sec <text:s/>1.66 MBytes <text:s/>13.9 Mbits/sec </text:p>
      <text:p text:style-name="Standard">[ <text:s/>4] <text:s/>8.0- 9.0 sec <text:s/>1.85 MBytes <text:s/>15.6 Mbits/sec </text:p>
      <text:p text:style-name="Standard">[ <text:s/>4] <text:s/>9.0-10.0 sec <text:s/>2.00 MBytes <text:s/>16.8 Mbits/sec </text:p>
      <text:p text:style-name="Standard">[ <text:s/>4] <text:s/>0.0-10.0 sec <text:s/>18.4 MBytes <text:s/>15.3 Mbits/sec </text:p>
      <text:p text:style-name="Standard"/>
      <text:p text:style-name="Standard">------------------------------------------------------------ </text:p>
      <text:p text:style-name="Standard">Client connecting to 192.168.2.11,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3] local 192.168.2.5 port 56564 connected with 192.168.2.11 port 5001 </text:p>
      <text:p text:style-name="Standard">[ ID] Interval <text:s text:c="6"/>Transfer <text:s text:c="4"/>Bandwidth </text:p>
      <text:p text:style-name="Standard">[ <text:s/>3] <text:s/>0.0- 1.0 sec <text:s/>1.88 MBytes <text:s/>15.7 Mbits/sec </text:p>
      <text:p text:style-name="Standard">[ <text:s/>3] <text:s/>1.0- 2.0 sec <text:s/>1.62 MBytes <text:s/>13.6 Mbits/sec </text:p>
      <text:p text:style-name="Standard">[ <text:s/>3] <text:s/>2.0- 3.0 sec <text:s/>1.88 MBytes <text:s/>15.7 Mbits/sec </text:p>
      <text:p text:style-name="Standard">[ <text:s/>3] <text:s/>3.0- 4.0 sec <text:s/>1.88 MBytes <text:s/>15.7 Mbits/sec </text:p>
      <text:p text:style-name="Standard">[ <text:s/>3] <text:s/>4.0- 5.0 sec <text:s/>2.00 MBytes <text:s/>16.8 Mbits/sec </text:p>
      <text:p text:style-name="Standard">[ <text:s/>3] <text:s/>5.0- 6.0 sec <text:s/>1.88 MBytes <text:s/>15.7 Mbits/sec </text:p>
      <text:p text:style-name="Standard">[ <text:s/>3] <text:s/>6.0- 7.0 sec <text:s/>1.75 MBytes <text:s/>14.7 Mbits/sec </text:p>
      <text:p text:style-name="Standard">[ <text:s/>3] <text:s/>7.0- 8.0 sec <text:s/>1.62 MBytes <text:s/>13.6 Mbits/sec </text:p>
      <text:p text:style-name="Standard">[ <text:s/>3] <text:s/>8.0- 9.0 sec <text:s/>1.88 MBytes <text:s/>15.7 Mbits/sec </text:p>
      <text:p text:style-name="Standard"><text:soft-page-break/>[ <text:s/>3] <text:s/>9.0-10.0 sec <text:s/>1.88 MBytes <text:s/>15.7 Mbits/sec </text:p>
      <text:p text:style-name="Standard">[ <text:s/>3] <text:s/>0.0-10.0 sec <text:s/>18.4 MBytes <text:s/>15.4 Mbits/sec </text:p>
      <text:p text:style-name="Standard"/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4] local 192.168.2.11 port 5001 connected with 192.168.2.5 port 56571 </text:p>
      <text:p text:style-name="Standard">[ ID] Interval <text:s text:c="6"/>Transfer <text:s text:c="4"/>Bandwidth </text:p>
      <text:p text:style-name="Standard">[ <text:s/>4] <text:s/>0.0- 1.0 sec <text:s text:c="2"/>769 KBytes <text:s/>6.30 Mbits/sec </text:p>
      <text:p text:style-name="Standard">[ <text:s/>4] <text:s/>1.0- 2.0 sec <text:s text:c="2"/>666 KBytes <text:s/>5.46 Mbits/sec </text:p>
      <text:p text:style-name="Standard">[ <text:s/>4] <text:s/>2.0- 3.0 sec <text:s text:c="2"/>554 KBytes <text:s/>4.54 Mbits/sec </text:p>
      <text:p text:style-name="Standard">[ <text:s/>4] <text:s/>3.0- 4.0 sec <text:s text:c="2"/>631 KBytes <text:s/>5.17 Mbits/sec </text:p>
      <text:p text:style-name="Standard">[ <text:s/>4] <text:s/>4.0- 5.0 sec <text:s text:c="2"/>563 KBytes <text:s/>4.61 Mbits/sec </text:p>
      <text:p text:style-name="Standard">[ <text:s/>4] <text:s/>5.0- 6.0 sec <text:s text:c="2"/>622 KBytes <text:s/>5.09 Mbits/sec </text:p>
      <text:p text:style-name="Standard">[ <text:s/>4] <text:s/>6.0- 7.0 sec <text:s text:c="2"/>516 KBytes <text:s/>4.23 Mbits/sec </text:p>
      <text:p text:style-name="Standard">[ <text:s/>4] <text:s/>7.0- 8.0 sec <text:s text:c="2"/>776 KBytes <text:s/>6.36 Mbits/sec </text:p>
      <text:p text:style-name="Standard">[ <text:s/>4] <text:s/>8.0- 9.0 sec <text:s text:c="2"/>700 KBytes <text:s/>5.74 Mbits/sec </text:p>
      <text:p text:style-name="Standard">[ <text:s/>4] <text:s/>9.0-10.0 sec <text:s text:c="2"/>627 KBytes <text:s/>5.14 Mbits/sec </text:p>
      <text:p text:style-name="Standard">[ <text:s/>4] <text:s/>0.0-10.3 sec <text:s/>6.38 MBytes <text:s/>5.21 Mbits/sec </text:p>
      <text:p text:style-name="Standard"/>
      <text:p text:style-name="Standard">------------------------------------------------------------ </text:p>
      <text:p text:style-name="Standard">Client connecting to 192.168.2.11,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3] local 192.168.2.5 port 56571 connected with 192.168.2.11 port 5001 </text:p>
      <text:p text:style-name="Standard">[ ID] Interval <text:s text:c="6"/>Transfer <text:s text:c="4"/>Bandwidth </text:p>
      <text:p text:style-name="Standard">[ <text:s/>3] <text:s/>0.0- 1.0 sec <text:s text:c="2"/>768 KBytes <text:s/>6.29 Mbits/sec </text:p>
      <text:p text:style-name="Standard">[ <text:s/>3] <text:s/>1.0- 2.0 sec <text:s text:c="2"/>640 KBytes <text:s/>5.24 Mbits/sec </text:p>
      <text:p text:style-name="Standard">[ <text:s/>3] <text:s/>2.0- 3.0 sec <text:s text:c="2"/>640 KBytes <text:s/>5.24 Mbits/sec </text:p>
      <text:p text:style-name="Standard">[ <text:s/>3] <text:s/>3.0- 4.0 sec <text:s text:c="2"/>640 KBytes <text:s/>5.24 Mbits/sec </text:p>
      <text:p text:style-name="Standard">[ <text:s/>3] <text:s/>4.0- 5.0 sec <text:s text:c="2"/>512 KBytes <text:s/>4.19 Mbits/sec </text:p>
      <text:p text:style-name="Standard">[ <text:s/>3] <text:s/>5.0- 6.0 sec <text:s text:c="2"/>640 KBytes <text:s/>5.24 Mbits/sec </text:p>
      <text:p text:style-name="Standard">[ <text:s/>3] <text:s/>6.0- 7.0 sec <text:s text:c="2"/>512 KBytes <text:s/>4.19 Mbits/sec </text:p>
      <text:p text:style-name="Standard">[ <text:s/>3] <text:s/>7.0- 8.0 sec <text:s text:c="2"/>768 KBytes <text:s/>6.29 Mbits/sec </text:p>
      <text:p text:style-name="Standard">[ <text:s/>3] <text:s/>8.0- 9.0 sec <text:s text:c="2"/>768 KBytes <text:s/>6.29 Mbits/sec </text:p>
      <text:p text:style-name="Standard">[ <text:s/>3] <text:s/>9.0-10.0 sec <text:s text:c="2"/>512 KBytes <text:s/>4.19 Mbits/sec </text:p>
      <text:p text:style-name="Standard">[ <text:s/>3] <text:s/>0.0-10.0 sec <text:s/>6.38 MBytes <text:s/>5.35 Mbits/sec </text:p>
      <text:p text:style-name="Standard"/>
      <text:p text:style-name="Standard"/>
      <text:p text:style-name="Standard">------------------------------------------------------------ </text:p>
      <text:p text:style-name="Standard">Server listening on TCP port 5001 </text:p>
      <text:p text:style-name="Standard">TCP window size: <text:s/>212 KByte (WARNING: requested <text:s/>256 KByte) </text:p>
      <text:p text:style-name="Standard">------------------------------------------------------------ </text:p>
      <text:p text:style-name="Standard">[ <text:s/>4] local 192.168.2.11 port 5001 connected with 192.168.2.5 port 56582 </text:p>
      <text:p text:style-name="Standard">[ ID] Interval <text:s text:c="6"/>Transfer <text:s text:c="4"/>Bandwidth </text:p>
      <text:p text:style-name="Standard">[ <text:s/>4] <text:s/>0.0- 1.0 sec <text:s text:c="2"/>764 KBytes <text:s/>6.26 Mbits/sec </text:p>
      <text:p text:style-name="Standard">[ <text:s/>4] <text:s/>1.0- 2.0 sec <text:s text:c="2"/>600 KBytes <text:s/>4.91 Mbits/sec </text:p>
      <text:p text:style-name="Standard">[ <text:s/>4] <text:s/>2.0- 3.0 sec <text:s text:c="2"/>623 KBytes <text:s/>5.11 Mbits/sec </text:p>
      <text:p text:style-name="Standard">[ <text:s/>4] <text:s/>3.0- 4.0 sec <text:s text:c="2"/>612 KBytes <text:s/>5.01 Mbits/sec </text:p>
      <text:p text:style-name="Standard">[ <text:s/>4] <text:s/>4.0- 5.0 sec <text:s text:c="2"/>593 KBytes <text:s/>4.86 Mbits/sec </text:p>
      <text:p text:style-name="Standard"><text:soft-page-break/>[ <text:s/>4] <text:s/>5.0- 6.0 sec <text:s text:c="2"/>713 KBytes <text:s/>5.84 Mbits/sec </text:p>
      <text:p text:style-name="Standard">[ <text:s/>4] <text:s/>6.0- 7.0 sec <text:s text:c="2"/>801 KBytes <text:s/>6.56 Mbits/sec </text:p>
      <text:p text:style-name="Standard">[ <text:s/>4] <text:s/>7.0- 8.0 sec <text:s text:c="2"/>813 KBytes <text:s/>6.66 Mbits/sec </text:p>
      <text:p text:style-name="Standard">[ <text:s/>4] <text:s/>8.0- 9.0 sec <text:s text:c="2"/>665 KBytes <text:s/>5.45 Mbits/sec </text:p>
      <text:p text:style-name="Standard">[ <text:s/>4] <text:s/>9.0-10.0 sec <text:s text:c="2"/>682 KBytes <text:s/>5.58 Mbits/sec </text:p>
      <text:p text:style-name="Standard">[ <text:s/>4] <text:s/>0.0-10.2 sec <text:s/>6.88 MBytes <text:s/>5.64 Mbits/sec </text:p>
      <text:p text:style-name="Standard"/>
      <text:p text:style-name="Standard">------------------------------------------------------------ </text:p>
      <text:p text:style-name="Standard">Client connecting to 192.168.2.11, TCP port 5001 </text:p>
      <text:p text:style-name="Standard">TCP window size: <text:s/>416 KByte (WARNING: requested <text:s/>256 KByte) </text:p>
      <text:p text:style-name="Standard">------------------------------------------------------------ </text:p>
      <text:p text:style-name="Standard">[ <text:s/>3] local 192.168.2.5 port 56582 connected with 192.168.2.11 port 5001 </text:p>
      <text:p text:style-name="Standard">[ ID] Interval <text:s text:c="6"/>Transfer <text:s text:c="4"/>Bandwidth </text:p>
      <text:p text:style-name="Standard">[ <text:s/>3] <text:s/>0.0- 1.0 sec <text:s text:c="2"/>768 KBytes <text:s/>6.29 Mbits/sec </text:p>
      <text:p text:style-name="Standard">[ <text:s/>3] <text:s/>1.0- 2.0 sec <text:s text:c="2"/>640 KBytes <text:s/>5.24 Mbits/sec </text:p>
      <text:p text:style-name="Standard">[ <text:s/>3] <text:s/>2.0- 3.0 sec <text:s text:c="2"/>640 KBytes <text:s/>5.24 Mbits/sec </text:p>
      <text:p text:style-name="Standard">[ <text:s/>3] <text:s/>3.0- 4.0 sec <text:s text:c="2"/>640 KBytes <text:s/>5.24 Mbits/sec </text:p>
      <text:p text:style-name="Standard">[ <text:s/>3] <text:s/>4.0- 5.0 sec <text:s text:c="2"/>512 KBytes <text:s/>4.19 Mbits/sec </text:p>
      <text:p text:style-name="Standard">[ <text:s/>3] <text:s/>5.0- 6.0 sec <text:s text:c="2"/>768 KBytes <text:s/>6.29 Mbits/sec </text:p>
      <text:p text:style-name="Standard">[ <text:s/>3] <text:s/>6.0- 7.0 sec <text:s text:c="2"/>768 KBytes <text:s/>6.29 Mbits/sec </text:p>
      <text:p text:style-name="Standard">[ <text:s/>3] <text:s/>7.0- 8.0 sec <text:s text:c="2"/>896 KBytes <text:s/>7.34 Mbits/sec </text:p>
      <text:p text:style-name="Standard">[ <text:s/>3] <text:s/>8.0- 9.0 sec <text:s text:c="2"/>640 KBytes <text:s/>5.24 Mbits/sec </text:p>
      <text:p text:style-name="Standard">[ <text:s/>3] <text:s/>9.0-10.0 sec <text:s text:c="2"/>640 KBytes <text:s/>5.24 Mbits/sec </text:p>
      <text:p text:style-name="Standard">[ <text:s/>3] <text:s/>0.0-10.0 sec <text:s/>6.88 MBytes <text:s/>5.74 Mbits/sec </text:p>
      <text:p text:style-name="Standard"/>
      <text:list xml:id="list6453637601" text:style-name="L1">
        <text:list-item>
          <text:p text:style-name="P4">Bandwidth values gives transfer speed.</text:p>
        </text:list-item>
        <text:list-item>
          <text:p text:style-name="P4">Transfer values gives size of data transfer for specified time.</text:p>
        </text:list-item>
      </text:list>
      <text:p text:style-name="Standard"/>
      <text:p text:style-name="Standard"><text:span text:style-name="T1">Amount of data sent to remote in a specified time period in a particular Bandwidth is called Throughput</text:span></text:p>
      <text:p text:style-name="Standard"><text:span text:style-name="T1"/></text:p>
      <text:p text:style-name="P2">Throughput :- 6.88MBytes/10sec – 5.74Mbs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09-03T16:28:56</meta:creation-date>
    <dc:date>2015-09-03T19:47:09</dc:date>
    <dc:creator>manoj </dc:creator>
    <meta:editing-duration>PT23M5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5" meta:paragraph-count="213" meta:word-count="1623" meta:character-count="10870" meta:non-whitespace-character-count="8478"/>
  </office:meta>
</office:document-meta>
</file>